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2_re_cityhall_north_eas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7" table:default-cell-style-name="Default"/>
        <table:table-row table:style-name="ro1">
          <table:table-cell table:formula="of:=[.H1]-[.$L$1]" office:value-type="float" office:value="-94.8754" calcext:value-type="float">
            <text:p>-94.8754</text:p>
          </table:table-cell>
          <table:table-cell table:formula="of:=[.I1]+[.$M$1]" office:value-type="float" office:value="80.1512" calcext:value-type="float">
            <text:p>80.1512</text:p>
          </table:table-cell>
          <table:table-cell office:value-type="float" office:value="179.171" calcext:value-type="float">
            <text:p>179.1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1246" calcext:value-type="float">
            <text:p>23.1246</text:p>
          </table:table-cell>
          <table:table-cell office:value-type="float" office:value="-96.8488" calcext:value-type="float">
            <text:p>-96.8488</text:p>
          </table:table-cell>
          <table:table-cell office:value-type="float" office:value="179.171" calcext:value-type="float">
            <text:p>179.17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H2]-[.$L$1]" office:value-type="float" office:value="-102.6591" calcext:value-type="float">
            <text:p>-102.6591</text:p>
          </table:table-cell>
          <table:table-cell table:formula="of:=[.I2]+[.$M$1]" office:value-type="float" office:value="80.0214" calcext:value-type="float">
            <text:p>80.021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3409" calcext:value-type="float">
            <text:p>15.3409</text:p>
          </table:table-cell>
          <table:table-cell office:value-type="float" office:value="-96.9786" calcext:value-type="float">
            <text:p>-96.9786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formula="of:=[.H3]-[.$L$1]" office:value-type="float" office:value="-102.6507" calcext:value-type="float">
            <text:p>-102.6507</text:p>
          </table:table-cell>
          <table:table-cell table:formula="of:=[.I3]+[.$M$1]" office:value-type="float" office:value="91.4126" calcext:value-type="float">
            <text:p>91.4126</text:p>
          </table:table-cell>
          <table:table-cell office:value-type="float" office:value="92.2471" calcext:value-type="float">
            <text:p>92.24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3493" calcext:value-type="float">
            <text:p>15.3493</text:p>
          </table:table-cell>
          <table:table-cell office:value-type="float" office:value="-85.5874" calcext:value-type="float">
            <text:p>-85.5874</text:p>
          </table:table-cell>
          <table:table-cell office:value-type="float" office:value="92.2471" calcext:value-type="float">
            <text:p>92.247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8T18:30:38.312389040</dc:date>
    <meta:editing-duration>PT55M56S</meta:editing-duration>
    <meta:editing-cycles>5</meta:editing-cycles>
    <meta:generator>LibreOffice/7.3.7.2$Linux_X86_64 LibreOffice_project/30$Build-2</meta:generator>
    <meta:document-statistic meta:table-count="1" meta:cell-count="29" meta:object-count="0"/>
  </office:meta>
</office:document-meta>
</file>